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14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1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1">1 mile</text:span> near the Niagara River and Falls</text:p>
      <text:p text:style-name="P5"/>
      <text:p text:style-name="P5">Tues July 31, 2018 <text:span text:style-name="T1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1">no running</text:span> </text:p>
      <text:p text:style-name="P5"/>
      <text:p text:style-name="P5">Thur Aug 2, 2018 <text:span text:style-name="T1">7 miles</text:span> <text:s/></text:p>
      <text:p text:style-name="P5"><text:span text:style-name="T1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1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1">Warm down</text:span>: ½ mile jog on the treadmill and ½ mile jog home.</text:p>
      <text:p text:style-name="P5"/>
      <text:p text:style-name="P5">Fri Aug 3, 2018, <text:span text:style-name="T1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3">26.1 miles in the last week</text:p>
      <text:list xml:id="list5565415951856062684" text:style-name="L1">
        <text:list-item>
          <text:list>
            <text:list-header>
              <text:p text:style-name="P15"/>
            </text:list-header>
          </text:list>
        </text:list-item>
      </text:list>
      <text:p text:style-name="P5"><text:soft-page-break/>Sat Aug 11, 2018 <text:span text:style-name="T1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1">walk/run ratio:</text:span> 0.33</text:p>
      <text:p text:style-name="P5"><text:span text:style-name="T1">sum of ascents:</text:span> about 860 feet</text:p>
      <text:p text:style-name="P5"/>
      <text:p text:style-name="P5">Sun Aug 12, 2018 <text:span text:style-name="T1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1">:</text:span> 0.3 miles</text:p>
      <text:p text:style-name="P5"/>
      <text:p text:style-name="P5">Mon Aug 13, 2018 <text:span text:style-name="T1">no running </text:span></text:p>
      <text:p text:style-name="P5"/>
      <text:p text:style-name="P5">Tues Aug 14, 2018 <text:span text:style-name="T1">4 miles</text:span> <text:s text:c="2"/></text:p>
      <text:p text:style-name="P5"><text:span text:style-name="T1">Warm up</text:span>: ½ mile to the Wise Center</text:p>
      <text:p text:style-name="P6">Run: <text:span text:style-name="T2">0.1 mile lead into a 3 mile run</text:span></text:p>
      <text:p text:style-name="P5">Splits for 3 mile: 8:42, 9:00, 9:01</text:p>
      <text:p text:style-name="P6">Warm down:<text:span text:style-name="T2"> 0.4 mile jog home</text:span></text:p>
      <text:p text:style-name="P5"/>
      <text:p text:style-name="P6"><text:span text:style-name="T2">Wed Aug 15, 2018 </text:span>6 miles<text:span text:style-name="T2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1">5 miles</text:span></text:p>
      <text:p text:style-name="P5">I ran with 5 other runners on the Greendale Cemetery 510 meter loop.</text:p>
      <text:p text:style-name="P6">Warm up:<text:span text:style-name="T2"> 1.25 miles at various paces</text:span></text:p>
      <text:p text:style-name="P6">Run: <text:span text:style-name="T2">5 x 800 meters with 300 m jogs between the runs. <text:s/></text:span></text:p>
      <text:p text:style-name="P6">Time between runs: <text:span text:style-name="T2"><text:s/>about 4:20</text:span></text:p>
      <text:p text:style-name="P6">Times for runs: <text:span text:style-name="T2">4:00, 3:51, 3:51, 3:48, 3:53 </text:span></text:p>
      <text:p text:style-name="P6">Warm down: <text:span text:style-name="T2">600 m jog</text:span></text:p>
      <text:p text:style-name="P5"/>
      <text:p text:style-name="P6"><text:span text:style-name="T2">Fri Aug 17, 2018 </text:span>6 miles<text:span text:style-name="T2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7"><text:soft-page-break/><text:span text:style-name="T2">Sat</text:span> <text:span text:style-name="T2">Aug 18, 2018 </text:span>4 miles<text:span text:style-name="T2"> <text:s text:c="2"/></text:span></text:p>
      <text:p text:style-name="P9">I ran 3.5 miles on hilly roads and averaged 10:25/mile. </text:p>
      <text:p text:style-name="P9">This run included 3 x the 1 mile “Jackson Park loop.” </text:p>
      <text:p text:style-name="P9">Sum of ascents along the 1 mile loop: 120 feet</text:p>
      <text:p text:style-name="P9">Sum of ascents for today's 3.5 mile run = 3 x 120 + 60 = 420 feet.</text:p>
      <text:p text:style-name="P9">In the afternoon I ran a half mile.</text:p>
      <text:p text:style-name="P9"/>
      <text:p text:style-name="P9">Sun Aug 19, 2018 <text:span text:style-name="T1">4 miles</text:span></text:p>
      <text:p text:style-name="P9">I ran 4 miles on the very hilly “2 mile hill” and averaged 10:15/mile.</text:p>
      <text:p text:style-name="P9">Sum of ascents: 529 feet</text:p>
      <text:p text:style-name="P9"/>
      <text:p text:style-name="P9">Mon Aug 20, 2018 <text:span text:style-name="T1">no running</text:span></text:p>
      <text:p text:style-name="P9"/>
      <text:p text:style-name="P9">Tues <text:s/>Aug 21, 2018 <text:span text:style-name="T1">4 miles</text:span></text:p>
      <text:p text:style-name="P9">I ran on a treadmill.</text:p>
      <text:p text:style-name="P9"><text:span text:style-name="T1">Warmup:</text:span> 1.5 miles at various paces averaging 9:00/mile</text:p>
      <text:p text:style-name="P9">some paces as fast as 8:00/mile</text:p>
      <text:p text:style-name="P14">rested 6 minutes</text:p>
      <text:list xml:id="list6351975367292456329" text:style-name="L2">
        <text:list-item>
          <text:list>
            <text:list-header>
              <text:p text:style-name="P16"><text:span text:style-name="T1">Run: </text:span><text:s/>0.1 mile lead into a 2 mile run</text:p>
              <text:p text:style-name="P16">2 mile splits: <text:s/>8:21, 8:03</text:p>
              <text:p text:style-name="P16"><text:span text:style-name="T1">Warmdown:</text:span> 0.4 mile jog</text:p>
            </text:list-header>
          </text:list>
        </text:list-item>
      </text:list>
      <text:p text:style-name="P9"/>
      <text:p text:style-name="P9">Wed Aug 22, 2018 <text:s/><text:span text:style-name="T1">5 miles</text:span> <text:s/></text:p>
      <text:p text:style-name="P9">I ran 5 miles on hilly roads and averaged 10:50/mile</text:p>
      <text:p text:style-name="P9"/>
      <text:p text:style-name="P9">Thurs Aug 23, 2018 <text:span text:style-name="T1">1 mile</text:span> jog</text:p>
      <text:p text:style-name="P9">I feel like I need a rest.</text:p>
      <text:p text:style-name="P10"/>
      <text:p text:style-name="P10">Fri Aug 24, 2018 <text:span text:style-name="T1">no running</text:span> <text:s/></text:p>
      <text:p text:style-name="P10">Still resting</text:p>
      <text:p text:style-name="P10"/>
      <text:p text:style-name="P8">18 miles in the last week</text:p>
      <text:p text:style-name="P10"/>
      <text:p text:style-name="P10"/>
      <text:p text:style-name="P2"/>
      <text:p text:style-name="P2"/>
      <text:p text:style-name="P2"/>
      <text:p text:style-name="P2"><text:soft-page-break/>Sat Aug 25, 2018 <text:span text:style-name="T1">no running</text:span></text:p>
      <text:p text:style-name="P2"/>
      <text:p text:style-name="P2">Sun Aug 26, 2018 <text:span text:style-name="T1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1">7 miles</text:span> <text:s/></text:p>
      <text:p text:style-name="P2"><text:span text:style-name="T1">Warm up:</text:span> ½ mile to the Wise Center and rest a few minutes</text:p>
      <text:p text:style-name="P2"><text:span text:style-name="T1">Run:</text:span> 6 miles on a treadmill at various paces averaging 10:00/mile</text:p>
      <text:p text:style-name="P2">The run included 4 half mile segments at 9:31/mile.</text:p>
      <text:p text:style-name="P2"><text:span text:style-name="T1">Warm down:</text:span> <text:s/>½ mile jog home</text:p>
      <text:p text:style-name="P2"/>
      <text:p text:style-name="P2">Tues Aug 28, 2018 <text:span text:style-name="T1">9 miles</text:span> <text:s/></text:p>
      <text:p text:style-name="P2"><text:span text:style-name="T1">In the morning:</text:span> I ran 6 miles including 4.7 miles with Jim Fitch. We ran just before the Sun came up and averaged about 10:25/mile for the hilly 4.7 mile course.</text:p>
      <text:p text:style-name="P4">In the afternoon: <text:span text:style-name="T2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1">6 miles</text:span> <text:s text:c="3"/></text:p>
      <text:p text:style-name="P2"><text:span text:style-name="T1">Warmup:</text:span> <text:s/>¾ mile walk and 1.5 mile run on hilly roads</text:p>
      <text:p text:style-name="P2"><text:span text:style-name="T1">Run on treadmill: <text:s/></text:span>¼ mile lead into a 2 mile run</text:p>
      <text:p text:style-name="P2">2 mile run in 8:23 + 8:06 = 16:29</text:p>
      <text:p text:style-name="P2"><text:span text:style-name="T1">Warmdown:</text:span> <text:s/>½ mile jog and ½ mile walk</text:p>
      <text:p text:style-name="P2">Later in the day I walked ½ mile.</text:p>
      <text:p text:style-name="P2"/>
      <text:p text:style-name="P2">Thurs Aug 30, 2018 <text:span text:style-name="T1">5.5 miles</text:span> <text:s text:c="2"/></text:p>
      <text:p text:style-name="P2">I ran with 3 other runners on the 510 meter Greendale Cemetery loop.</text:p>
      <text:p text:style-name="P2"><text:span text:style-name="T1">Warmup: </text:span><text:s/>2 miles at various paces</text:p>
      <text:p text:style-name="P2"><text:span text:style-name="T1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1">Times for the runs:</text:span> <text:s/>60 s, 2:28, 3:48, 3:48, 2:26, 52 s</text:p>
      <text:p text:style-name="P2"><text:span text:style-name="T1">Warmdown:</text:span> 0.6 mile jog</text:p>
      <text:p text:style-name="P2"/>
      <text:p text:style-name="P2">Fri Aug 31, 2018 <text:span text:style-name="T1">no running</text:span></text:p>
      <text:p text:style-name="P4">31.5 miles in the last week</text:p>
      <text:p text:style-name="P11"><text:soft-page-break/>Sat Sept 1, 2018 <text:span text:style-name="T1">14.5 miles</text:span></text:p>
      <text:p text:style-name="P11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12">Mile splits: 8:26, 8:24, 8:27, 8:27, 8:23 8:20, 8:05, 8:34, 8:05, 8:32, 8:20, 8:26, 8:33</text:p>
      <text:p text:style-name="P12">The last 0.22 miles were at 7:44/mile pace.</text:p>
      <text:p text:style-name="P12"/>
      <text:p text:style-name="P12">Sun Sept 2, 2018 <text:span text:style-name="T1">4 miles</text:span> <text:s/></text:p>
      <text:p text:style-name="P12">I ran 4 miles on hilly roads and averaged 10:45/mile.</text:p>
      <text:p text:style-name="P12"/>
      <text:p text:style-name="P11">Mon Sept 3, 2018 <text:span text:style-name="T1">10 miles</text:span> <text:s/></text:p>
      <text:p text:style-name="P11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at the end was 88 degrees and the feels like temperature was 94 degrees. <text:s/>I drank water twice but I should have had at least 20 -30 more ounces of fluids.</text:p>
      <text:p text:style-name="P11"/>
      <text:p text:style-name="P11">Tues Sept 4, 2018 <text:span text:style-name="T1">5 miles</text:span> <text:s/></text:p>
      <text:p text:style-name="P11">I ran and walked 5 miles on hilly roads on Limber Rd and averaged 11:53/mile. <text:s/>I ran the first mile in 10:51/mile and I ran and walked the next 4 miles averaging about 12:10/mile. </text:p>
      <text:p text:style-name="P11"/>
      <text:p text:style-name="P11">Wed Sept 5, 2018 <text:span text:style-name="T1">no running</text:span> </text:p>
      <text:p text:style-name="P11"/>
      <text:p text:style-name="P11">Thur Sept 6, 2018 <text:span text:style-name="T1">5.6 miles</text:span></text:p>
      <text:p text:style-name="P12">I ran with 4 other runners on the 510 m Greendale Cemetery loop. </text:p>
      <text:p text:style-name="P12"><text:span text:style-name="T1">Warm up</text:span>: 1 mile by myself and one mile with the other runners. </text:p>
      <text:p text:style-name="P12"><text:span text:style-name="T1">Run:</text:span> 6 x cemetery loop (510 m). <text:s/>The 300 m jogs between runs were about 3:30.</text:p>
      <text:p text:style-name="P12">Times for 510 m runs for most of us: 2:24, 2:22, 2:23, 2:14, 2:29, 2:17 </text:p>
      <text:p text:style-name="P12">Average time: <text:s/>2:22 which is 7:28/mile pace. The fastest one at 7:03/mile pace.</text:p>
      <text:p text:style-name="P12">Total ascent along the loop: 22 feet</text:p>
      <text:p text:style-name="P12"><text:span text:style-name="T1">Warm down:</text:span> 0.6 miles</text:p>
      <text:p text:style-name="P12">Four weeks ago Rod Brest and I averaged 2:24 for the 6 runs. <text:s/></text:p>
      <text:p text:style-name="P12"/>
      <text:p text:style-name="P11">Fri Sept 7, 2018 <text:span text:style-name="T1">6 miles</text:span> <text:s/></text:p>
      <text:p text:style-name="P11">I ran and walked 5 miles on hilly roads on Limber Rd and averaged 11:38/mile. <text:s/>I ran the first mile in 10:48/mile and I ran and walked the next 4 miles averaging about 12:00/mile. <text:s/>Later in the day I walked 1 mile out and back on a hilly road.</text:p>
      <text:p text:style-name="P13"/>
      <text:p text:style-name="P13">45.1 miles in the last week</text:p>
      <text:p text:style-name="P13"><text:soft-page-break/><text:span text:style-name="T2">Sat Sept 8, 2018</text:span> 10.15 miles <text:s/></text:p>
      <text:p text:style-name="P11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11"/>
      <text:p text:style-name="P11">Sun Sept 9, 2018 <text:span text:style-name="T1">2 miles</text:span> <text:s/></text:p>
      <text:p text:style-name="P11"><text:span text:style-name="T1">On a treadmill:</text:span> <text:s/>I ran and walked 2 miles. <text:s/>During both miles I ran 0.85 miles at about 10:50/mile pace and then walked 0.15 miles at about 15:50/mile. <text:s/>Overall pace was 11:31/mile.</text:p>
      <text:p text:style-name="P11"/>
      <text:p text:style-name="P11">Mon Sept 10, 2018 <text:span text:style-name="T1">4 miles</text:span> <text:s/></text:p>
      <text:p text:style-name="P11"><text:span text:style-name="T1">Warmup:</text:span> ½ mile to the Wise Center</text:p>
      <text:p text:style-name="P13">Run/walk: <text:span text:style-name="T2">I ran and walked 3 miles on a treadmill. <text:s/>During each miles I ran 0.85 miles at 9:50/mile pace and then walked 0.15 miles at 15:00/mile. <text:s/>Overall pace was 10:35/mile.</text:span></text:p>
      <text:p text:style-name="P13">Warmdown: <text:span text:style-name="T2">½ mile home</text:span></text:p>
      <text:p text:style-name="P11"/>
      <text:p text:style-name="P11">Tues Sept 11, 2018 <text:span text:style-name="T1">4.5 miles</text:span> <text:s/></text:p>
      <text:p text:style-name="P11"><text:span text:style-name="T1">Warmup:</text:span> I ran 1 mile on the indoor track in 9:27 and rested 5 minutes.</text:p>
      <text:p text:style-name="P13">Run: <text:span text:style-name="T2">3 miles on a treadmill, Splits: 9:50, 9:50, (4:28 + 3:56) = 8:24</text:span></text:p>
      <text:p text:style-name="P13">Warmdown: <text:span text:style-name="T2">½ mile in 5:56 </text:span></text:p>
      <text:p text:style-name="P11"/>
      <text:p text:style-name="P13"><text:span text:style-name="T2">Wed Sept 12, 2018 </text:span>4.2 miles</text:p>
      <text:p text:style-name="P13">Warmup:<text:span text:style-name="T2"> <text:s/>2 miles of walking and jogging</text:span></text:p>
      <text:p text:style-name="P13">Run:<text:span text:style-name="T2"> 2 cemetery loops (1020 meters) </text:span></text:p>
      <text:p text:style-name="P11">Splits: 2:24.5, 2:24.8, <text:s/>Pace: 7:36/mile</text:p>
      <text:p text:style-name="P13">Warmdown:<text:span text:style-name="T2"> <text:s/>1 mile jog and ½ mile walk</text:span></text:p>
      <text:p text:style-name="P11"/>
      <text:p text:style-name="P11">Thur Sept 13, 2018 <text:span text:style-name="T1">4.7 miles</text:span></text:p>
      <text:p text:style-name="P11">I ran with 4 other runners on the Greendale cemetery loop. <text:s/></text:p>
      <text:p text:style-name="P13">Warmup: <text:span text:style-name="T2">1.5 miles at various paces and rested a few minutes.</text:span></text:p>
      <text:p text:style-name="P13">Runs and times:<text:span text:style-name="T2"> 2x255 m (½ loop = 255 m), 1:11, 1:11</text:span></text:p>
      <text:p text:style-name="P11"><text:s text:c="29"/>3x510 m (1 loop = 510 m), <text:s/>2:25, 2:24, 2:22 <text:s/></text:p>
      <text:p text:style-name="P11"><text:s text:c="29"/>1x1020 m (2 loops), 2:23 + 2:21 = 4:44</text:p>
      <text:p text:style-name="P11">Average pace per 510 meters: 2:23 which is about the same as last week when we ran 6x510 m. We jogged about 250 meters between runs.</text:p>
      <text:p text:style-name="P13">Warmdown:<text:span text:style-name="T2"> ½ mile jog <text:s text:c="2"/></text:span><text:s/></text:p>
      <text:p text:style-name="P11"/>
      <text:p text:style-name="P11">Fri Sept 14, 2018 <text:span text:style-name="T1">3.15 miles</text:span> on hilly Limber road, averaging 10:40/mile</text:p>
      <text:p text:style-name="P11"><text:span text:style-name="T1"/></text:p>
      <text:p text:style-name="P11"><text:span text:style-name="T1">32.7</text:span>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9-14T10:14:09.01</dc:date>
    <dc:creator>James  Lombardi</dc:creator>
    <meta:editing-duration>P5DT9H13M58S</meta:editing-duration>
    <meta:editing-cycles>429</meta:editing-cycles>
    <meta:generator>OpenOffice/4.1.2$Win32 OpenOffice.org_project/412m3$Build-9782</meta:generator>
    <meta:document-statistic meta:table-count="0" meta:image-count="0" meta:object-count="0" meta:page-count="8" meta:paragraph-count="228" meta:word-count="2306" meta:character-count="11513"/>
  </office:meta>
</office:document-meta>
</file>